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IndexerImpl.add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IndexerImpl.startTh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llelIndex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IndexerImpl.update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Thread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arallelIndexerImpl.setNumThread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IndexerImpl.ParallelIndex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IndexerImpl.relea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